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TablePreview1.svm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Predeterminado-title">
      <style:graphic-properties draw:auto-grow-height="true" fo:min-height="3.507cm"/>
    </style:style>
    <style:style style:name="pr2" style:family="presentation" style:parent-style-name="Predeterminado-outline1">
      <style:graphic-properties fo:min-height="13.609cm"/>
    </style:style>
    <style:style style:name="pr3" style:family="presentation" style:parent-style-name="Predeterminado-notes">
      <style:graphic-properties draw:fill-color="#ffffff" draw:auto-grow-height="true" fo:min-height="13.365cm"/>
    </style:style>
    <style:style style:name="pr4" style:family="presentation" style:parent-style-name="Predeterminado-notes">
      <style:graphic-properties draw:fill-color="#ffffff" fo:min-height="13.114cm"/>
    </style:style>
    <style:style style:name="pr5" style:family="presentation" style:parent-style-name="Predeterminado-title">
      <style:graphic-properties fo:min-height="3.256cm"/>
    </style:style>
    <style:style style:name="pr6" style:family="presentation" style:parent-style-name="Predeterminado-outline1">
      <style:graphic-properties fo:min-height="13.61cm"/>
    </style:style>
    <style:style style:name="co1" style:family="table-column">
      <style:table-column-properties style:column-width="4.496cm" style:use-optimal-column-width="false"/>
    </style:style>
    <style:style style:name="co2" style:family="table-column">
      <style:table-column-properties style:column-width="4.516cm" style:use-optimal-column-width="false"/>
    </style:style>
    <style:style style:name="ro1" style:family="table-row">
      <style:table-row-properties style:row-height="0.937cm"/>
    </style:style>
    <style:style style:name="ce1" style:family="table-cell">
      <style:graphic-properties style:repeat="repea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color="#dc2300"/>
    </style:style>
    <style:style style:name="T4" style:family="text">
      <style:text-properties fo:font-family="'Bitstream Vera Sans Mono'" style:font-family-generic="swiss" style:font-pitch="fixed"/>
    </style:style>
    <style:style style:name="T5" style:family="text">
      <style:text-properties fo:color="#0000ff" fo:font-family="'Bitstream Vera Sans Mono'" style:font-family-generic="swiss" style:font-pitch="fixed"/>
    </style:style>
    <style:style style:name="T6" style:family="text">
      <style:text-properties fo:color="#0000ff"/>
    </style:style>
    <style:style style:name="T7" style:family="text">
      <style:text-properties fo:color="#5e11a6" fo:font-family="'Bitstream Vera Sans Mono'" style:font-family-generic="swiss" style:font-pitch="fixed"/>
    </style:style>
    <style:style style:name="T8" style:family="text">
      <style:text-properties fo:color="#2300dc" fo:font-family="'Bitstream Vera Sans Mono'" style:font-family-generic="swiss" style:font-pitch="fixed"/>
    </style:style>
    <style:style style:name="T9" style:family="text">
      <style:text-properties fo:font-family="Arial" style:font-family-generic="swiss" style:font-pitch="variable"/>
    </style:style>
    <style:style style:name="T10" style:family="text">
      <style:text-properties fo:color="#2300dc" fo:font-family="'Bitstream Vera Sans Mono'" style:font-family-generic="swiss" style:font-pitch="fixed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fo:color="#0000ff" fo:font-family="'Bitstream Vera Sans Mono'" style:font-family-generic="swiss" style:font-pitch="fixed" fo:font-size="24pt" style:font-size-asian="24pt" style:font-size-complex="24pt"/>
    </style:style>
    <style:style style:name="T13" style:family="text">
      <style:text-properties fo:color="#0000ff" fo:font-family="'Bitstream Vera Sans Mono'" style:font-family-generic="swiss" style:font-pitch="fixed" fo:font-size="24pt" style:font-size-asian="24pt" style:font-size-complex="24pt"/>
    </style:style>
    <style:style style:name="T14" style:family="text">
      <style:text-properties fo:font-style="normal" fo:text-shadow="1pt 1pt" style:text-underline-style="solid" style:text-underline-width="auto" style:text-underline-color="font-color" style:font-style-asian="normal" style:font-style-complex="normal"/>
    </style:style>
    <style:style style:name="T15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space-before="0.3cm" text:min-label-width="0.9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1.5cm" text:min-label-width="0.9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2.8cm" text:min-label-width="0.8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5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6.6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7.8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9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10.2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11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istema de monitorización y control<text:line-break/>basado en servicios web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Objetivos</text:p>
              </text:list-item>
            </text:list>
            <text:list text:style-name="L3">
              <text:list-item>
                <text:list>
                  <text:list-item>
                    <text:p>Utilizar HTTP como mecanismo de comunicación.</text:p>
                  </text:list-item>
                  <text:list-item>
                    <text:p>Utilizar <text:span text:style-name="T1">RE</text:span>presentational <text:span text:style-name="T1">S</text:span>tate <text:span text:style-name="T1">T</text:span>ransfer como arquitectura para la <text:span text:style-name="T2">publicación</text:span> de los <text:span text:style-name="T2">recursos</text:span> del sistema (Unidades de Control, Concentradores, etc.)<text:line-break/>Servicio WEB.</text:p>
                  </text:list-item>
                  <text:list-item>
                    <text:p>Sistema de eventos basado en PUSH HTTP.</text:p>
                  </text:list-item>
                  <text:list-item>
                    <text:p>Sistema de permisos basado en HTTP y seguridad mediante SSL/TLS.</text:p>
                  </text:list-item>
                  <text:list-item>
                    <text:p>Cliente WEB y posteriormente cliente nativo o mixto.</text:p>
                  </text:list-item>
                  <text:list-item>
                    <text:p>Sistema de avisos basado comunicado mediante <text:span text:style-name="T1">HTTP PUSH</text:span>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Sistema de monitorización y control<text:line-break/>basado en servicios web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Por que?</text:p>
              </text:list-item>
            </text:list>
            <text:list text:style-name="L3">
              <text:list-item>
                <text:list>
                  <text:list-item>
                    <text:p>Núcleo de comunicaciones pequeño y bien definido. Unico médio de acceso: HTTP/HTTPS.</text:p>
                  </text:list-item>
                  <text:list-item>
                    <text:p>No inventar nada, usar lo que ya existe.</text:p>
                    <text:list>
                      <text:list-item>
                        <text:p>Los recursos de REST se presentan como un “sistema de archivos” ante el cliente. Así como en Unix existen dispositivos de caracteres y de bloques, en REST existen diferentes tipos de recursos. Cada uno con un set de operaciones posibles.</text:p>
                      </text:list-item>
                    </text:list>
                  </text:list-item>
                  <text:list-item>
                    <text:p>Utilizar un mecanismo de seguridad preexistente.</text:p>
                  </text:list-item>
                  <text:list-item>
                    <text:p>Cliente web garantiza multiplataforma.</text:p>
                  </text:list-item>
                  <text:list-item>
                    <text:p>Sistema desacoplado y distribuido. El código de la GUI no puede afectar directamente al funcionamiento del SCADA.</text:p>
                  </text:list-item>
                  <text:list-item>
                    <text:p>Sistema asincrónico distribuido de avisos para múltiples clientes.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Representational State Transfer</text:p>
          </draw:text-box>
        </draw:frame>
        <draw:frame presentation:style-name="pr2" draw:layer="layout" svg:width="25.199cm" svg:height="8.586cm" svg:x="1.4cm" svg:y="4.914cm" presentation:class="outline" presentation:user-transformed="true">
          <draw:text-box>
            <text:list text:style-name="L2">
              <text:list-item>
                <text:p>En el sistema sirve para CRUD sobre las entidades de la base de datos.</text:p>
              </text:list-item>
              <text:list-item>
                <text:p>Cada URL publica un recurso.</text:p>
              </text:list-item>
              <text:list-item>
                <text:p>Cada URL acepta un conjunto de métodos que tienen un significado especial:<text:line-break/>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standard" draw:layer="layout" svg:width="22.499cm" svg:height="8.603cm" svg:x="2.9cm" svg:y="11.702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URL</text:p>
              </table:table-cell>
              <table:table-cell>
                <text:p>GET</text:p>
              </table:table-cell>
              <table:table-cell>
                <text:p>PUT</text:p>
              </table:table-cell>
              <table:table-cell>
                <text:p>POST</text:p>
              </table:table-cell>
              <table:table-cell>
                <text:p>DELETE</text:p>
              </table:table-cell>
            </table:table-row>
            <table:table-row table:style-name="ro1" table:default-cell-style-name="ce1">
              <table:table-cell>
                <text:p>/co/</text:p>
              </table:table-cell>
              <table:table-cell>
                <text:p>Listado de los elementos</text:p>
              </table:table-cell>
              <table:table-cell>
                <text:p>Reemplaza la colección de objetos</text:p>
              </table:table-cell>
              <table:table-cell>
                <text:p>Crea un elemento asingnandole un ID. El ID es parte de la respuesta.</text:p>
              </table:table-cell>
              <table:table-cell>
                <text:p>Borrar toda la colección</text:p>
              </table:table-cell>
            </table:table-row>
            <table:table-row table:style-name="ro1" table:default-cell-style-name="ce1">
              <table:table-cell>
                <text:p>/co/{id}</text:p>
              </table:table-cell>
              <table:table-cell>
                <text:p>Retorna un elmento</text:p>
              </table:table-cell>
              <table:table-cell>
                <text:p>Actualiza un elemento o lo crea con un ID</text:p>
              </table:table-cell>
              <table:table-cell/>
              <table:table-cell>
                <text:p>Eliminar el elemento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Representational State Transfer</text:p>
          </draw:text-box>
        </draw:frame>
        <draw:frame presentation:style-name="pr2" draw:layer="layout" svg:width="25.199cm" svg:height="14.586cm" svg:x="1.4cm" svg:y="4.914cm" presentation:class="outline" presentation:user-transformed="true">
          <draw:text-box>
            <text:list text:style-name="L2">
              <text:list-item>
                <text:p>¿Que recursos se publican?</text:p>
                <text:list>
                  <text:list-item>
                    <text:p>Todas las tablas de la base de datos:</text:p>
                    <text:list>
                      <text:list-item>
                        <text:p>CO, UC, DI, AI, ST, SV, etc.</text:p>
                      </text:list-item>
                    </text:list>
                  </text:list-item>
                  <text:list-item>
                    <text:p>Recursos de control y monitorización del SCADA:</text:p>
                    <text:list>
                      <text:list-item>
                        <text:p>Ej: Control (Arranque, Parada), Velocidad y política de Polling, <text:s/>Estadísticas, etc.</text:p>
                      </text:list-item>
                      <text:list-item>
                        <text:p>Similar al sistema de “/proc” en Linux</text:p>
                      </text:list-item>
                    </text:list>
                  </text:list-item>
                  <text:list-item>
                    <text:p><text:span text:style-name="T3">Sistema de suscripción de eventos PUSH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1T1">
        <draw:frame presentation:style-name="pr5" draw:layer="layout" svg:width="25.199cm" svg:height="3.256cm" svg:x="1.4cm" svg:y="0.962cm" presentation:class="title">
          <draw:text-box>
            <text:p>Representational State Transfer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Por ejemplo:</text:p>
                <text:list>
                  <text:list-item>
                    <text:p><text:span text:style-name="T4">/co/</text:span></text:p>
                  </text:list-item>
                  <text:list-item>
                    <text:p><text:span text:style-name="T4">/co/{id}</text:span></text:p>
                  </text:list-item>
                  <text:list-item>
                    <text:p><text:span text:style-name="T4">/co/{id}/uc/</text:span></text:p>
                  </text:list-item>
                  <text:list-item>
                    <text:p><text:span text:style-name="T4">/co/{id}/uc/{id}</text:span></text:p>
                  </text:list-item>
                  <text:list-item>
                    <text:p><text:span text:style-name="T4">/co/{id}/uc/{id}/di</text:span></text:p>
                  </text:list-item>
                  <text:list-item>
                    <text:p><text:span text:style-name="T4">/co/{id}/uc/{id}/di/1</text:span></text:p>
                  </text:list-item>
                  <text:list-item>
                    <text:p><text:span text:style-name="T4">/co/{id}/uc/{id}/ev</text:span></text:p>
                  </text:list-item>
                  <text:list-item>
                    <text:p><text:span text:style-name="T4">/co/{id}/uc/{id}/ai/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1T1">
        <office:forms form:automatic-focus="false" form:apply-design-mode="false"/>
        <draw:frame presentation:style-name="pr1" draw:layer="layout" svg:width="25.199cm" svg:height="3.507cm" svg:x="1.4cm" svg:y="0.837cm" presentation:class="title">
          <draw:text-box>
            <text:p>Representational State Transfer</text:p>
          </draw:text-box>
        </draw:frame>
        <draw:frame presentation:style-name="pr2" draw:layer="layout" svg:width="25.199cm" svg:height="14.586cm" svg:x="1.4cm" svg:y="4.914cm" presentation:class="outline" presentation:user-transformed="true">
          <draw:text-box>
            <text:list text:style-name="L2">
              <text:list-item>
                <text:p>Codificación de datos en HTTP:</text:p>
                <text:list>
                  <text:list-item>
                    <text:p>El cliente indica al servidor que tipo de datos envía mediante la cabecera HTTP<text:span text:style-name="T4"> </text:span><text:span text:style-name="T5">Content-Type</text:span><text:span text:style-name="T6"> </text:span>y le informa al servidor que tipo de datos espera recibir mediante la cabecera <text:span text:style-name="T5">Accept</text:span>.</text:p>
                  </text:list-item>
                  <text:list-item>
                    <text:p>Pueden ser diferentes</text:p>
                  </text:list-item>
                  <text:list-item>
                    <text:p>Un formulario tradicional en un navegador envía el tipo: <text:span text:style-name="T7">application/x-www-form-urlencoded</text:span></text:p>
                    <text:p><text:span text:style-name="T8">apellido=Manuel&amp;apellido=P%E9rez</text:span></text:p>
                  </text:list-item>
                  <text:list-item>
                    <text:p><text:span text:style-name="T9">Sin embargo JSON es más legible para los humanos</text:span><text:span text:style-name="T9"><text:line-break/></text:span><text:span text:style-name="T10">{nombre: “Manuel”, apellido: “Perez”}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6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1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Representational State Transfer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Ejemplo:</text:p>
                <text:list>
                  <text:list-item>
                    <text:p>El cliente accede a la URL<text:span text:style-name="T4"> /co/1</text:span>, mediante el método <text:span text:style-name="T11">GET</text:span>, con Accept: <text:span text:style-name="T4">application/json</text:span></text:p>
                  </text:list-item>
                  <text:list-item>
                    <text:p>El servidor recibe la consulta y realiza la búsqueda en la base de datos:</text:p>
                    <text:list>
                      <text:list-item>
                        <text:p><text:span text:style-name="T4">SELECT * FROM CO WHERE id=1;</text:span></text:p>
                      </text:list-item>
                    </text:list>
                  </text:list-item>
                  <text:list-item>
                    <text:p>El servidor codifica los datos en la en el tipo del Accept, en este caso <text:span text:style-name="T2">json</text:span>:</text:p>
                  </text:list-item>
                  <text:list-item>
                    <text:p>El cliente recibe:<text:line-break/><text:span text:style-name="T12">{id:1, ip_address: '192.168.1.97', enabled: true, t_out: 0.3, max_retry: 3, nombre_co: 'Concentrador con GPS'}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7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1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Representational State Transfer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Ejemplo:</text:p>
                <text:list>
                  <text:list-item>
                    <text:p>Simil anterior, pero con la URL /co/</text:p>
                  </text:list-item>
                  <text:list-item>
                    <text:p><text:span text:style-name="T4">SELECT * FROM CO;</text:span></text:p>
                  </text:list-item>
                  <text:list-item>
                    <text:p>El cliente recibe:<text:line-break/><text:span text:style-name="T12">[{id:1, ip_address: '192.168.1.97', enabled: true, t_out: 0.3, max_retry: 3, nombre_co: 'Concentrador con GPS'},</text:span><text:span text:style-name="T12"><text:line-break/></text:span><text:span text:style-name="T13">{id:2, ip_address: '127.0.0.1', enabled: true, t_out: 0.3, max_retry: 10, nombre_co: 'Emulador de desarrollo'},</text:span><text:span text:style-name="T12"><text:line-break/></text:span><text:span text:style-name="T12">]</text:span>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8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1T1">
        <draw:frame presentation:style-name="pr5" draw:layer="layout" svg:width="25.199cm" svg:height="3.256cm" svg:x="1.4cm" svg:y="0.962cm" presentation:class="title" presentation:placeholder="true">
          <draw:text-box/>
        </draw:frame>
        <draw:frame presentation:style-name="pr6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terminado" presentation:presentation-page-layout-name="AL1T1">
        <draw:frame presentation:style-name="pr5" draw:layer="layout" svg:width="25.199cm" svg:height="3.256cm" svg:x="1.4cm" svg:y="0.962cm" presentation:class="title">
          <draw:text-box>
            <text:p>HTTP PUSH</text:p>
          </draw:text-box>
        </draw:frame>
        <draw:frame presentation:style-name="pr2" draw:layer="layout" svg:width="25.199cm" svg:height="15.086cm" svg:x="1.4cm" svg:y="4.914cm" presentation:class="outline" presentation:user-transformed="true">
          <draw:text-box>
            <text:list text:style-name="L2">
              <text:list-item>
                <text:p>HTTP <text:span text:style-name="T2">carece de estado</text:span>. Por lo que el cliente debe estar realizando un <text:span text:style-name="T14">polling</text:span> constante para actualizar.</text:p>
              </text:list-item>
              <text:list-item>
                <text:p>En PUSH el cliente abre una conexión de larga duración con el servidor. Desde el servidor esta conexión se ve como un <text:span text:style-name="T15">canal</text:span><text:span text:style-name="T16">.</text:span></text:p>
              </text:list-item>
              <text:list-item>
                <text:p><text:span text:style-name="T17">Un canal es como un mecanismo de interrupciones, ante un evento se dispara una rutina definida por el usuario.</text:span></text:p>
              </text:list-item>
              <text:list-item>
                <text:p><text:span text:style-name="T17">Cuando el servidor tiene novedades para el cliente, las envía por el canal. Una vez enviadas el cliente tiene la responsabilidad de reiniciar la conexión para seguir recuperando evento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terminado" presentation:presentation-page-layout-name="AL1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HTTP PUSH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Desde el punto de vista del cliente, un canal es un elemento que le permite suscribirse a un evento de manera transparente.</text:p>
              </text:list-item>
              <text:list-item>
                <text:p>Los canales desde el cliente deberían tener la misma API para la aplicación WEB y para la GUI.</text:p>
              </text:list-item>
              <text:list-item>
                <text:p>En el servidor, la URL de suscripción a eventos también es un recurso REST, pero, los métodos HTTP <text:span text:style-name="T2">cambian su semántica</text:span>.</text:p>
              </text:list-item>
              <text:list-item>
                <text:p>Debe existir una forma de filtrar los eventos a los que el cliente desea suscribirse. 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1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terminado" presentation:presentation-page-layout-name="AL1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HTTP PUSH</text:p>
          </draw:text-box>
        </draw:frame>
        <draw:frame presentation:style-name="pr6" draw:layer="layout" svg:width="25.199cm" svg:height="13.86cm" svg:x="1.4cm" svg:y="4.914cm" presentation:class="outline">
          <draw:text-box>
            <text:list text:style-name="L2">
              <text:list-item>
                <text:p>Por ejemplo, para acceder a un concentrador, se tiene la url <text:span text:style-name="T4">/co/</text:span> y <text:span text:style-name="T4">/co/{id}</text:span></text:p>
              </text:list-item>
              <text:list-item>
                <text:p><text:span text:style-name="T9">o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2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terminado" presentation:presentation-page-layout-name="AL1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Cliente Web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Interfase Gráfica en el navegador:<text:line-break/>Los requerimientos del cliente web son</text:p>
                <text:list>
                  <text:list-item>
                    <text:p>Animación de elementos (<text:span text:style-name="T16">widgets</text:span>).</text:p>
                    <text:list>
                      <text:list-item>
                        <text:p>Mapas, Semáforos, Elementos Eléctricos.</text:p>
                      </text:list-item>
                    </text:list>
                  </text:list-item>
                  <text:list-item>
                    <text:p>CRUD (Create, Retrieve, Update, Delete)</text:p>
                    <text:list>
                      <text:list-item>
                        <text:p>Creación de entidades (recursos en REST) a través de la interfase web, tablas de listado, filtrado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3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terminado" presentation:presentation-page-layout-name="AL1T1">
        <office:forms form:automatic-focus="false" form:apply-design-mode="false"/>
        <draw:frame presentation:style-name="pr5" draw:layer="layout" svg:width="25.199cm" svg:height="3.256cm" svg:x="1.4cm" svg:y="0.962cm" presentation:class="title">
          <draw:text-box>
            <text:p>Cliente Web</text:p>
          </draw:text-box>
        </draw:frame>
        <draw:frame presentation:style-name="pr2" draw:layer="layout" svg:width="25.199cm" svg:height="13.859cm" svg:x="1.4cm" svg:y="4.914cm" presentation:class="outline">
          <draw:text-box>
            <text:list text:style-name="L2">
              <text:list-item>
                <text:p>Representación gráfica</text:p>
                <text:list>
                  <text:list-item>
                    <text:p>SVG</text:p>
                    <text:list>
                      <text:list-item>
                        <text:p>Soporte nativo en Firefox</text:p>
                      </text:list-item>
                    </text:list>
                  </text:list-item>
                  <text:list-item>
                    <text:p>Canvas</text:p>
                    <text:list>
                      <text:list-item>
                        <text:p>Soporte nativo en WebKit (Safari), y Firefox. Existen pugins que lo hacen funcionar bajo I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4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terminado" presentation:presentation-page-layout-name="AL1T1">
        <draw:frame presentation:style-name="pr5" draw:layer="layout" svg:width="25.199cm" svg:height="3.256cm" svg:x="1.4cm" svg:y="0.962cm" presentation:class="title">
          <draw:text-box>
            <text:p>Cliente Web</text:p>
          </draw:text-box>
        </draw:frame>
        <draw:frame presentation:style-name="pr6" draw:layer="layout" svg:width="25.199cm" svg:height="13.86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table:table-template text:style-name="default">
      <table:first-row text:style-name="blue3"/>
      <table:last-row text:style-name="blue3"/>
      <table:first-column text:style-name="blue3"/>
      <table:last-column text:style-name="blue3"/>
      <table:odd-rows text:style-name="blue2"/>
      <table:odd-columns text:style-name="blue2"/>
      <table:body text:style-name="blue1"/>
    </table:table-templat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redeterminado-outline1" style:family="presentation">
      <style:graphic-properties draw:stroke="none" draw:fill="none" draw:auto-grow-height="false" draw:fit-to-size="shrink-to-fit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outline2" style:family="presentation" style:parent-style-name="Predeterminado-outline1">
      <style:paragraph-properties fo:margin-top="0cm" fo:margin-bottom="0.4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cm" fo:margin-bottom="0.3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cm" fo:margin-bottom="0.2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cm" fo:margin-bottom="0.1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cm" fo:margin-bottom="0.1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cm" fo:margin-bottom="0.1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cm" fo:margin-bottom="0.1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cm" fo:margin-bottom="0.1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4.848cm" svg:height="11.135cm" svg:x="3.075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10-09T13:45:17</meta:creation-date>
    <meta:editing-duration>PT18H09M49S</meta:editing-duration>
    <meta:editing-cycles>6</meta:editing-cycles>
    <dc:date>2009-10-10T13:01:25</dc:date>
    <meta:generator>OpenOffice.org/3.0$Linux OpenOffice.org_project/300m15$Build-9379</meta:generator>
    <meta:document-statistic meta:object-count="82"/>
    <meta:user-defined meta:name="Información 1"/>
    <meta:user-defined meta:name="Información 2"/>
    <meta:user-defined meta:name="Información 3"/>
    <meta:user-defined meta:name="Información 4"/>
  </office:meta>
</office:document-meta>
</file>